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29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284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6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67" svg:stroke-width="0.03cm" svg:stroke-color="#000000" draw:marker-start-width="0.377cm" draw:marker-start-center="false" draw:marker-end-width="0.377cm" draw:marker-end-center="false" draw:fill="none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293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412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294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164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29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fo:min-height="0.164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36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369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37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371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137cm" svg:height="0.662cm" svg:x="10.849cm" svg:y="14.917cm">
          <draw:text-box>
            <text:p text:style-name="P1"><text:span text:style-name="T1">(d)</text:span></text:p>
          </draw:text-box>
        </draw:frame>
        <draw:polygon draw:style-name="gr2" draw:text-style-name="P3" draw:layer="layout" svg:width="2.68cm" svg:height="0.863cm" svg:x="9.303cm" svg:y="13.971cm" svg:viewBox="0 0 2681 864" draw:points="0,864 2681,575 1626,0">
          <text:p/>
        </draw:polygon>
        <draw:line draw:style-name="gr3" draw:text-style-name="P3" draw:layer="layout" svg:x1="10.604cm" svg:y1="13.59cm" svg:x2="10.81cm" svg:y2="15.262cm">
          <text:p/>
        </draw:line>
        <draw:frame draw:style-name="gr4" draw:text-style-name="P2" draw:layer="layout" svg:width="0.847cm" svg:height="0.662cm" svg:x="10.608cm" svg:y="13.425cm">
          <draw:text-box>
            <text:p text:style-name="P1"><text:span text:style-name="T1">V</text:span></text:p>
          </draw:text-box>
        </draw:frame>
        <draw:frame draw:style-name="gr5" draw:text-style-name="P2" draw:layer="layout" svg:width="0.29cm" svg:height="0.662cm" svg:x="8.888cm" svg:y="14.703cm">
          <draw:text-box>
            <text:p text:style-name="P1"><text:span text:style-name="T1">S</text:span></text:p>
          </draw:text-box>
        </draw:frame>
        <draw:frame draw:style-name="gr6" draw:text-style-name="P2" draw:layer="layout" svg:width="0.295cm" svg:height="0.662cm" svg:x="12.079cm" svg:y="14.356cm">
          <draw:text-box>
            <text:p text:style-name="P1"><text:span text:style-name="T1">N</text:span></text:p>
          </draw:text-box>
        </draw:frame>
        <draw:line draw:style-name="gr7" draw:text-style-name="P3" draw:layer="layout" svg:x1="10.907cm" svg:y1="14.668cm" svg:x2="10.881cm" svg:y2="14.523cm">
          <text:p/>
        </draw:line>
        <draw:line draw:style-name="gr8" draw:text-style-name="P3" draw:layer="layout" svg:x1="10.882cm" svg:y1="14.523cm" svg:x2="10.737cm" svg:y2="14.546cm">
          <text:p/>
        </draw:line>
        <draw:line draw:style-name="gr9" draw:text-style-name="P3" draw:layer="layout" svg:x1="11.408cm" svg:y1="14.546cm" svg:x2="11.313cm" svg:y2="14.74cm">
          <text:p/>
        </draw:line>
        <draw:line draw:style-name="gr10" draw:text-style-name="P3" draw:layer="layout" svg:x1="10.163cm" svg:y1="14.64cm" svg:x2="10.066cm" svg:y2="14.8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N </meta:initial-creator>
    <meta:creation-date>2018-06-14T14:29:53.204805289</meta:creation-date>
    <dc:date>2018-06-14T14:41:56.859343883</dc:date>
    <dc:creator>BN </dc:creator>
    <meta:editing-duration>PT12M2S</meta:editing-duration>
    <meta:editing-cycles>2</meta:editing-cycles>
    <meta:generator>LibreOffice/4.3.3.2$Linux_X86_64 LibreOffice_project/430m0$Build-2</meta:generator>
    <meta:document-statistic meta:object-count="10"/>
  </office:meta>
</office:document-meta>
</file>